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8" style:family="paragraph" style:parent-style-name="Heading_20_1" style:list-style-name="WWNum3"/>
    <style:style style:name="P29" style:family="paragraph" style:parent-style-name="Heading_20_1" style:list-style-name="WWNum3">
      <style:paragraph-properties fo:break-before="auto" fo:break-after="auto"/>
    </style:style>
    <style:style style:name="P3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aczyuw2yex2w"/><text:span text:style-name="T1">Sistemes de gestió empresarial</text:span><text:span text:style-name="T2"><text:line-break/></text:span><text:span text:style-name="T3">UD 02. Guia d’estudi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octu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10"><text:s/>📖 </text:span><text:span text:style-name="T11">Important</text:span></text:p>
      <text:p text:style-name="P10"/>
      <text:p text:style-name="P9"><text:span text:style-name="T12"><text:s/>❕</text:span><text:span text:style-name="T13"> </text:span><text:span text:style-name="T11">Atenció</text:span></text:p>
      <text:p text:style-name="P10"/>
      <text:p text:style-name="P9"><text:span text:style-name="T10"><text:s/>💬</text:span> <text:span text:style-name="T11">Interessant</text:span></text:p>
      <text:p text:style-name="P11"><text:span text:style-name="T14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18">Dades</text:span></text:a><text:span text:style-name="T18"><text:tab/>3</text:span></text:p>
          <text:p text:style-name="P13"><text:a xlink:type="simple" xlink:href="#_tegj7sax1brk" text:style-name="Index_20_Link" text:visited-style-name="Index_20_Link"><text:span text:style-name="T9">Coneixements previs requerits</text:span></text:a><text:span text:style-name="T9"><text:tab/>3</text:span></text:p>
          <text:p text:style-name="P13"><text:a xlink:type="simple" xlink:href="#_e5h9vtsccswh" text:style-name="Index_20_Link" text:visited-style-name="Index_20_Link"><text:span text:style-name="T9">Objectius</text:span></text:a><text:span text:style-name="T9"><text:tab/>3</text:span></text:p>
          <text:p text:style-name="P13"><text:a xlink:type="simple" xlink:href="#_u0mmknkhkm8l" text:style-name="Index_20_Link" text:visited-style-name="Index_20_Link"><text:span text:style-name="T9">Continguts</text:span></text:a><text:span text:style-name="T9"><text:tab/>3</text:span></text:p>
          <text:p text:style-name="P13"><text:a xlink:type="simple" xlink:href="#_fxxpzp8ps827" text:style-name="Index_20_Link" text:visited-style-name="Index_20_Link"><text:span text:style-name="T9">Activitats</text:span></text:a><text:span text:style-name="T9"><text:tab/>3</text:span></text:p>
          <text:p text:style-name="P13"><text:a xlink:type="simple" xlink:href="#_wxomg1su1p99" text:style-name="Index_20_Link" text:visited-style-name="Index_20_Link"><text:span text:style-name="T9">Recomanacions</text:span></text:a><text:span text:style-name="T9"><text:tab/>3</text:span></text:p>
          <text:p text:style-name="P14"><text:a xlink:type="simple" xlink:href="#_uhz91cmaqvpz" text:style-name="Index_20_Link" text:visited-style-name="Index_20_Link"><text:span text:style-name="T9">Autors (en ordre alfabètic)</text:span></text:a><text:span text:style-name="T9"><text:tab/>3</text:span></text:p>
        </text:index-body>
      </text:table-of-content>
      <text:p text:style-name="P15"/>
      <text:p text:style-name="P15"/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><text:span text:style-name="T15">UD02. Guia d’estudi</text:span></text:p>
      <text:list xml:id="list2431484253" text:style-name="WWNum3">
        <text:list-item>
          <text:p text:style-name="P29"><text:bookmark text:name="_dbh0n1vac4c8"/>Dades</text:p>
        </text:list-item>
      </text:list>
      <text:p text:style-name="P10">Des del 04/10/2021 fins a 10/10/2021. La duració d’aquesta unitat és d’una setmana (5 hores).</text:p>
      <text:list xml:id="list43029892132633" text:continue-numbering="true" text:style-name="WWNum3">
        <text:list-item>
          <text:p text:style-name="P28"><text:bookmark text:name="_tegj7sax1brk"/>Coneixements previs requerits</text:p>
        </text:list-item>
      </text:list>
      <text:list xml:id="list2509834836" text:style-name="WWNum1">
        <text:list-item>
          <text:p text:style-name="P24">Ús bàsic de sistemes operatius.</text:p>
        </text:list-item>
        <text:list-item>
          <text:p text:style-name="P26"><text:soft-page-break/>Coneixements bàsics del món de l’empresa.</text:p>
        </text:list-item>
      </text:list>
      <text:list xml:id="list43030362328009" text:continue-list="list43029892132633" text:style-name="WWNum3">
        <text:list-item>
          <text:p text:style-name="P28"><text:bookmark text:name="_e5h9vtsccswh"/>Objectius</text:p>
        </text:list-item>
      </text:list>
      <text:list xml:id="list3282420372" text:style-name="WWNum2">
        <text:list-item>
          <text:p text:style-name="P25">Conéixer que és un sistema de gestió empresarial (ERP)</text:p>
        </text:list-item>
        <text:list-item>
          <text:p text:style-name="P27">Conéixer alguns conceptes del món de l’empresa.</text:p>
        </text:list-item>
      </text:list>
      <text:list xml:id="list43030068249218" text:continue-list="list43030362328009" text:style-name="WWNum3">
        <text:list-item>
          <text:p text:style-name="P28"><text:bookmark text:name="_u0mmknkhkm8l"/>Continguts</text:p>
        </text:list-item>
      </text:list>
      <text:p text:style-name="P10">Teoria i activitats no avaluables, a compartir al fòrum.</text:p>
      <text:list xml:id="list43029630867678" text:continue-numbering="true" text:style-name="WWNum3">
        <text:list-item>
          <text:p text:style-name="P28"><text:bookmark text:name="_fxxpzp8ps827"/>Activitats</text:p>
        </text:list-item>
      </text:list>
      <text:p text:style-name="P10">És molt important llegir els apunts i dur a terme les tasques no avaluables. Aquesta unitat no té tasques avaluables, però son base para la realització d’activitats en les pròximes unitats.</text:p>
      <text:list xml:id="list43029792064498" text:continue-numbering="true" text:style-name="WWNum3">
        <text:list-item>
          <text:p text:style-name="P28"><text:bookmark text:name="_wxomg1su1p99"/>Recomanacions</text:p>
        </text:list-item>
      </text:list>
      <text:p text:style-name="P10">És recomanable acudir a les tutories col·lectives amb els conceptes de la unitat treballats.</text:p>
      <text:p text:style-name="P10"/>
      <text:list xml:id="list43029230791852" text:continue-numbering="true" text:style-name="WWNum3">
        <text:list-item>
          <text:p text:style-name="P28"><text:bookmark text:name="_uhz91cmaqvpz"/>Autors (en ordre alfabètic)</text:p>
        </text:list-item>
      </text:list>
      <text:p text:style-name="P10">A continuació oferim en ordre alfabètic el llistat d’autors que han fet aportacions a aquest document:</text:p>
      <text:p text:style-name="P10"><text:tab/>• García Barea, Sergi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2. Guia d’estudi</text:span></text:p>
        <text:p text:style-name="MP1"/>
      </style:header>
      <style:footer>
        <text:p text:style-name="MP4"><text:span text:style-name="MT1">Sistemes de gestió empresarial<text:tab/><text:tab/>UD02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39" meta:word-count="259" meta:character-count="1626" meta:non-whitespace-character-count="1409"/>
    <meta:generator>LibreOfficeDev/6.0.5.2$Linux_X86_64 LibreOffice_project/</meta:generator>
  </office:meta>
</office:document-meta>
</file>